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ce181e" draw:textarea-horizontal-align="justify" draw:textarea-vertical-align="middle" draw:auto-grow-height="false" fo:min-height="7.751cm" fo:min-width="2.167cm" fo:padding-top="0.177cm" fo:padding-bottom="0.177cm" fo:padding-left="0.302cm" fo:padding-right="0.302cm" draw:shadow="visible" draw:shadow-offset-x="0.071cm" draw:shadow-offset-y="0.071cm" draw:shadow-opacity="50%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fill-color="#9a6704" draw:textarea-horizontal-align="justify" draw:textarea-vertical-align="middle" draw:auto-grow-height="false" fo:min-height="7.751cm" fo:min-width="2.167cm" fo:padding-top="0.177cm" fo:padding-bottom="0.177cm" fo:padding-left="0.302cm" fo:padding-right="0.302cm" draw:shadow="visible" draw:shadow-offset-x="0.071cm" draw:shadow-offset-y="0.071cm" draw:shadow-color="#000000" draw:shadow-opacity="50%"/>
    </style:style>
    <style:style style:name="gr3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9cm" fo:min-width="0.04cm" draw:shadow="visible" draw:shadow-offset-x="0.071cm" draw:shadow-offset-y="0.071cm" draw:shadow-color="#000000" draw:shadow-opacity="50%"/>
    </style:style>
    <style:style style:name="gr4" style:family="graphic" style:parent-style-name="standard">
      <style:graphic-properties svg:stroke-opacity="0%" draw:fill-color="#673604" draw:textarea-horizontal-align="justify" draw:textarea-vertical-align="middle" draw:auto-grow-height="false" fo:min-height="8.132cm" fo:min-width="0cm" draw:shadow="visible" draw:shadow-offset-x="0.035cm" draw:shadow-offset-y="0.035cm" draw:shadow-color="#000000" draw:shadow-opacity="50%"/>
    </style:style>
    <style:style style:name="gr5" style:family="graphic" style:parent-style-name="standard">
      <style:graphic-properties draw:stroke="solid" svg:stroke-width="0.035cm" svg:stroke-color="#000000" draw:marker-start-width="0.304cm" draw:marker-end-width="0.304cm" draw:fill-color="#ffffff" draw:textarea-horizontal-align="justify" draw:textarea-vertical-align="middle" draw:auto-grow-height="false" fo:min-height="0.605cm" fo:min-width="1.498cm" fo:padding-top="0.159cm" fo:padding-bottom="0.159cm" fo:padding-left="0.284cm" fo:padding-right="0.284cm" draw:shadow="visible" draw:shadow-offset-x="0.035cm" draw:shadow-offset-y="0.035cm" draw:shadow-color="#000000" draw:shadow-opacity="50%"/>
    </style:style>
    <style:style style:name="P1" style:family="paragraph">
      <loext:graphic-properties draw:fill-color="#ce181e"/>
      <style:paragraph-properties fo:text-align="center"/>
    </style:style>
    <style:style style:name="P2" style:family="paragraph">
      <loext:graphic-properties draw:fill="none" draw:fill-color="#9a6704"/>
      <style:paragraph-properties fo:text-align="center"/>
    </style:style>
    <style:style style:name="P3" style:family="paragraph">
      <loext:graphic-properties draw:fill="gradient" draw:fill-gradient-name="Gradient_20_8"/>
      <style:paragraph-properties fo:text-align="center"/>
    </style:style>
    <style:style style:name="P4" style:family="paragraph">
      <loext:graphic-properties draw:fill-color="#673604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666cm" svg:height="9.396cm" svg:x="1cm" svg:y="1cm" svg:viewBox="0 0 2667 9397" svg:d="M0 9397v-8000-1c0-792 577-1396 1333-1396s1334 604 1334 1396v1 8000z">
          <text:p/>
        </draw:path>
        <draw:path draw:style-name="gr2" draw:text-style-name="P2" draw:layer="layout" svg:width="2.666cm" svg:height="9.396cm" svg:x="1.036cm" svg:y="1.036cm" svg:viewBox="0 0 2667 9397" svg:d="M0 9397v-8000-1c0-792 577-1396 1333-1396s1334 604 1334 1396v1 8000z">
          <text:p/>
        </draw:path>
        <draw:path draw:style-name="gr3" draw:text-style-name="P3" draw:layer="layout" svg:width="1.143cm" svg:height="1.014cm" svg:x="9.635cm" svg:y="1.508cm" svg:viewBox="0 0 1144 1015" svg:d="M509 0c123 0 230 54 299 140 25-9 53-13 82-13 144 0 254 110 254 254s-110 254-254 254c-29 0-57-4-82-13-15 19-32 36-50 51 2 8 4 16 4 24 0 18-7 33-18 45 12 24 18 52 18 82 0 108-83 191-191 191-90 0-162-58-184-140-21 9-45 13-70 13-108 0-190-83-190-191 0-25 4-48 12-69-82-22-139-95-139-185 0-93 61-167 147-186 50-152 190-257 362-257z">
          <text:p/>
        </draw:path>
        <draw:polygon draw:style-name="gr4" draw:text-style-name="P4" draw:layer="layout" svg:width="2.285cm" svg:height="7.111cm" svg:x="1.254cm" svg:y="1.635cm" svg:viewBox="0 0 2286 7112" draw:points="1016,7112 1016,3556 0,3556 0,3340 1016,3340 1016,0 1270,0 1270,3340 2286,3340 2286,3556 1270,3556 1270,7112">
          <text:p/>
        </draw:polygon>
        <draw:path draw:style-name="gr5" draw:text-style-name="P5" draw:layer="layout" svg:width="2.066cm" svg:height="1.178cm" svg:x="1.381cm" svg:y="9.001cm" svg:viewBox="0 0 2067 1179" svg:d="M9 922c-3-2-5-4-7-7-1-3-2-5-2-8v-889c0-4 1-6 2-9 2-3 4-5 7-7 3-1 5-2 9-2h2032c3 0 5 1 8 2 3 2 5 4 7 7 1 3 2 5 2 9v889c0 3-1 5-2 8-2 3-4 5-7 7-3 1-5 2-8 2h-491v237c0 4-1 6-2 9-2 3-4 5-7 7-3 1-5 2-8 2h-1016c-4 0-6-1-9-2-3-2-5-4-7-7-1-3-2-5-2-9v-237h-490c-4 0-6-1-9-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ellipsoid" draw:cx="50%" draw:cy="50%" draw:start-color="#1c1c1c" draw:end-color="#dddddd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04:22:26.114183428</meta:creation-date>
    <dc:date>2018-05-17T05:21:59.679488259</dc:date>
    <meta:editing-duration>PT16M14S</meta:editing-duration>
    <meta:editing-cycles>4</meta:editing-cycles>
    <meta:generator>LibreOffice/6.0.3.2$Linux_X86_64 LibreOffice_project/00m0$Build-2</meta:generator>
    <meta:document-statistic meta:object-count="5"/>
  </office:meta>
</office:document-meta>
</file>